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adugi" svg:font-family="Gadugi"/>
    <style:font-face style:name="Lucida Sans1" svg:font-family="'Lucida Sans'" style:font-family-generic="swiss"/>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position="0% 100%" fo:font-size="12pt" fo:font-style="normal" style:text-underline-style="none" fo:font-weight="normal" officeooo:rsid="0070a8f2" officeooo:paragraph-rsid="0070a8f2"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color="#000000" style:text-position="0% 100%" fo:font-size="12pt" fo:font-style="normal" style:text-underline-style="none" fo:font-weight="normal" officeooo:rsid="0070a8f2" officeooo:paragraph-rsid="0070a8f2"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text-position="0% 100%" fo:font-size="12pt" fo:font-style="normal" style:text-underline-style="none" fo:font-weight="normal" officeooo:rsid="00742223" officeooo:paragraph-rsid="00742223"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000000" style:text-position="0% 100%" fo:font-size="12pt" fo:font-style="normal" style:text-underline-style="none" fo:font-weight="normal" officeooo:rsid="00746ebf" officeooo:paragraph-rsid="00746ebf"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000000" style:text-position="0% 100%" fo:font-size="12pt" fo:font-style="normal" style:text-underline-style="none" fo:font-weight="normal" officeooo:rsid="0074b009" officeooo:paragraph-rsid="0074b009"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color="#000000" style:text-position="0% 100%" fo:font-size="12pt" fo:font-style="normal" style:text-underline-style="none" fo:font-weight="normal" officeooo:rsid="0076802b" officeooo:paragraph-rsid="0076802b"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000000" style:text-position="0% 100%" fo:font-size="12pt" fo:font-style="normal" style:text-underline-style="none" fo:font-weight="normal" officeooo:rsid="0076e7f7" officeooo:paragraph-rsid="0076e7f7" style:font-size-asian="10.5pt" style:font-style-asian="normal" style:font-weight-asian="normal" style:font-size-complex="12pt" style:font-style-complex="normal" style:font-weight-complex="normal"/>
    </style:style>
    <style:style style:name="P8" style:family="paragraph" style:parent-style-name="List_20_Paragraph">
      <style:paragraph-properties fo:margin-left="0.27cm" fo:margin-right="0.249cm" fo:text-indent="0cm" style:auto-text-indent="false"/>
      <style:text-properties fo:color="#ff0000" officeooo:paragraph-rsid="0076e7f7" style:font-weight-complex="bold"/>
    </style:style>
    <style:style style:name="P9" style:family="paragraph" style:parent-style-name="List_20_Paragraph">
      <style:paragraph-properties fo:margin-left="-1cm" fo:margin-right="-0.501cm" fo:text-align="start" style:justify-single-word="false" fo:text-indent="0cm" style:auto-text-indent="false"/>
      <style:text-properties fo:color="#000000" style:text-position="0% 100%" fo:font-size="12pt" fo:font-style="normal" style:text-underline-style="none" fo:font-weight="normal" officeooo:rsid="0076e7f7" officeooo:paragraph-rsid="00777f81" style:font-size-asian="10.5pt" style:font-style-asian="normal" style:font-weight-asian="normal" style:font-size-complex="12pt" style:font-style-complex="normal" style:font-weight-complex="normal"/>
    </style:style>
    <style:style style:name="P10" style:family="paragraph" style:parent-style-name="List_20_Paragraph">
      <style:paragraph-properties fo:margin-left="-1cm" fo:margin-right="-0.501cm" fo:text-align="start" style:justify-single-word="false" fo:text-indent="0cm" style:auto-text-indent="false"/>
      <style:text-properties fo:color="#000000" style:text-position="0% 100%" fo:font-size="12pt" fo:font-style="normal" style:text-underline-style="none" fo:font-weight="normal" officeooo:rsid="00777f81" officeooo:paragraph-rsid="00777f81" style:font-size-asian="10.5pt" style:font-style-asian="normal" style:font-weight-asian="normal" style:font-size-complex="12pt" style:font-style-complex="normal" style:font-weight-complex="normal"/>
    </style:style>
    <style:style style:name="P11" style:family="paragraph" style:parent-style-name="List_20_Paragraph">
      <style:paragraph-properties fo:margin-left="-1cm" fo:margin-right="-0.501cm" fo:text-align="start" style:justify-single-word="false" fo:text-indent="0cm" style:auto-text-indent="false"/>
      <style:text-properties fo:color="#000000" style:text-position="0% 100%" fo:font-size="12pt" fo:font-style="normal" style:text-underline-style="none" fo:font-weight="normal" officeooo:rsid="0077d4a2" officeooo:paragraph-rsid="0077d4a2" style:font-size-asian="10.5pt" style:font-style-asian="normal" style:font-weight-asian="normal" style:font-size-complex="12pt" style:font-style-complex="normal" style:font-weight-complex="normal"/>
    </style:style>
    <style:style style:name="P12" style:family="paragraph" style:parent-style-name="List_20_Paragraph">
      <style:paragraph-properties fo:margin-left="-1cm" fo:margin-right="-0.501cm" fo:text-align="start" style:justify-single-word="false" fo:text-indent="0cm" style:auto-text-indent="false"/>
      <style:text-properties fo:color="#000000" style:text-position="0% 100%" fo:font-size="12pt" fo:font-style="normal" style:text-underline-style="none" fo:font-weight="normal" officeooo:rsid="0078a2a4" officeooo:paragraph-rsid="0078a2a4" style:font-size-asian="10.5pt" style:font-style-asian="normal" style:font-weight-asian="normal" style:font-size-complex="12pt" style:font-style-complex="normal" style:font-weight-complex="normal"/>
    </style:style>
    <style:style style:name="P13" style:family="paragraph" style:parent-style-name="List_20_Paragraph">
      <style:paragraph-properties fo:margin-left="-1cm" fo:margin-right="-0.501cm" fo:text-align="start" style:justify-single-word="false" fo:text-indent="0cm" style:auto-text-indent="false"/>
      <style:text-properties fo:color="#000000" style:text-position="0% 100%" fo:font-size="12pt" fo:font-style="normal" style:text-underline-style="none" fo:font-weight="normal" officeooo:rsid="0079ee72" officeooo:paragraph-rsid="0079ee72" style:font-size-asian="10.5pt" style:font-style-asian="normal" style:font-weight-asian="normal" style:font-size-complex="12pt" style:font-style-complex="normal" style:font-weight-complex="normal"/>
    </style:style>
    <style:style style:name="P14" style:family="paragraph" style:parent-style-name="List_20_Paragraph">
      <style:paragraph-properties fo:margin-left="-1cm" fo:margin-right="-0.501cm" fo:text-align="start" style:justify-single-word="false" fo:text-indent="0cm" style:auto-text-indent="false"/>
      <style:text-properties fo:color="#000000" style:text-position="0% 100%" fo:font-size="12pt" fo:font-style="normal" style:text-underline-style="none" fo:font-weight="normal" officeooo:rsid="007ad949" officeooo:paragraph-rsid="007ad949" style:font-size-asian="10.5pt" style:font-style-asian="normal" style:font-weight-asian="normal" style:font-size-complex="12pt" style:font-style-complex="normal" style:font-weight-complex="normal"/>
    </style:style>
    <style:style style:name="P15" style:family="paragraph" style:parent-style-name="List_20_Paragraph">
      <style:paragraph-properties fo:margin-left="-1cm" fo:margin-right="-0.501cm" fo:text-align="start" style:justify-single-word="false" fo:text-indent="0cm" style:auto-text-indent="false"/>
      <style:text-properties fo:color="#000000" style:text-position="0% 100%" fo:font-size="12pt" fo:font-style="normal" style:text-underline-style="none" fo:font-weight="normal" officeooo:rsid="007b0813" officeooo:paragraph-rsid="007b0813" style:font-size-asian="10.5pt" style:font-style-asian="normal" style:font-weight-asian="normal" style:font-size-complex="12pt" style:font-style-complex="normal" style:font-weight-complex="normal"/>
    </style:style>
    <style:style style:name="P16" style:family="paragraph" style:parent-style-name="List_20_Paragraph">
      <style:paragraph-properties fo:margin-left="-1cm" fo:margin-right="-0.501cm" fo:text-align="start" style:justify-single-word="false" fo:text-indent="0cm" style:auto-text-indent="false"/>
      <style:text-properties fo:color="#000000" style:text-position="0% 100%" fo:font-size="12pt" fo:font-style="normal" style:text-underline-style="none" fo:font-weight="normal" officeooo:rsid="007cac68" officeooo:paragraph-rsid="007cac68" style:font-size-asian="10.5pt" style:font-style-asian="normal" style:font-weight-asian="normal" style:font-size-complex="12pt" style:font-style-complex="normal" style:font-weight-complex="normal"/>
    </style:style>
    <style:style style:name="P17" style:family="paragraph" style:parent-style-name="List_20_Paragraph">
      <style:paragraph-properties fo:margin-left="-1cm" fo:margin-right="-0.501cm" fo:text-align="start" style:justify-single-word="false" fo:text-indent="0cm" style:auto-text-indent="false"/>
      <style:text-properties fo:color="#000000" style:text-position="0% 100%" fo:font-size="12pt" fo:font-style="normal" style:text-underline-style="none" fo:font-weight="normal" officeooo:rsid="007f0feb" officeooo:paragraph-rsid="007d892b" style:font-size-asian="10.5pt" style:font-style-asian="normal" style:font-weight-asian="normal" style:font-size-complex="12pt" style:font-style-complex="normal" style:font-weight-complex="normal"/>
    </style:style>
    <style:style style:name="P18" style:family="paragraph" style:parent-style-name="List_20_Paragraph">
      <style:paragraph-properties fo:margin-left="-1cm" fo:margin-right="-0.501cm" fo:text-indent="0cm" style:auto-text-indent="false"/>
      <style:text-properties fo:color="#ff0000" officeooo:paragraph-rsid="00777f81"/>
    </style:style>
    <style:style style:name="P19" style:family="paragraph" style:parent-style-name="List_20_Paragraph">
      <style:paragraph-properties fo:margin-left="-1cm" fo:margin-right="-0.501cm" fo:text-align="start" style:justify-single-word="false" fo:text-indent="0cm" style:auto-text-indent="false"/>
      <style:text-properties fo:color="#ff0000" style:text-position="0% 100%" fo:font-size="12pt" fo:font-style="normal" style:text-underline-style="none" fo:font-weight="normal" officeooo:rsid="0076e7f7" officeooo:paragraph-rsid="00777f81" style:font-size-asian="10.5pt" style:font-style-asian="normal" style:font-weight-asian="normal" style:font-size-complex="12pt" style:font-style-complex="normal" style:font-weight-complex="normal"/>
    </style:style>
    <style:style style:name="P20" style:family="paragraph" style:parent-style-name="List_20_Paragraph">
      <style:paragraph-properties fo:margin-left="-1cm" fo:margin-right="-0.501cm" fo:text-indent="0cm" style:auto-text-indent="false"/>
      <style:text-properties officeooo:paragraph-rsid="00777f81"/>
    </style:style>
    <style:style style:name="P21" style:family="paragraph" style:parent-style-name="Standard">
      <style:paragraph-properties fo:margin-left="-1cm" fo:margin-right="-0.501cm" fo:text-indent="0cm" style:auto-text-indent="false"/>
      <style:text-properties officeooo:paragraph-rsid="0076e7f7"/>
    </style:style>
    <style:style style:name="P22" style:family="paragraph" style:parent-style-name="Standard">
      <style:paragraph-properties fo:margin-left="-1cm" fo:margin-right="-0.501cm" fo:text-align="start" style:justify-single-word="false" fo:text-indent="0cm" style:auto-text-indent="false"/>
      <style:text-properties fo:color="#ff0000" style:text-position="0% 100%" fo:font-size="12pt" fo:font-style="normal" style:text-underline-style="none" fo:font-weight="normal" officeooo:rsid="00742223" officeooo:paragraph-rsid="0076e7f7" style:font-size-asian="10.5pt" style:font-style-asian="normal" style:font-weight-asian="normal" style:font-size-complex="12pt" style:font-style-complex="normal" style:font-weight-complex="normal"/>
    </style:style>
    <style:style style:name="P23" style:family="paragraph" style:parent-style-name="List_20_Paragraph">
      <style:paragraph-properties fo:margin-left="-1cm" fo:margin-right="-0.501cm" fo:text-indent="1.27cm" style:auto-text-indent="false"/>
      <style:text-properties officeooo:paragraph-rsid="00777f81"/>
    </style:style>
    <style:style style:name="P24" style:family="paragraph" style:parent-style-name="Standard">
      <style:paragraph-properties fo:margin-left="-1cm" fo:margin-right="-0.501cm" fo:text-indent="1.27cm" style:auto-text-indent="false"/>
      <style:text-properties officeooo:paragraph-rsid="0076e7f7"/>
    </style:style>
    <style:style style:name="P25" style:family="paragraph" style:parent-style-name="Standard">
      <style:paragraph-properties fo:margin-left="-1.251cm" fo:margin-right="-1.501cm" fo:text-align="center" style:justify-single-word="false" fo:text-indent="0cm" style:auto-text-indent="false" fo:padding-left="0.141cm" fo:padding-right="0.141cm" fo:padding-top="0.035cm" fo:padding-bottom="0.035cm" fo:border="0.51pt solid #000000"/>
      <style:text-properties fo:color="#ff0000" style:text-position="0% 100%" fo:font-size="16pt" fo:font-style="normal" style:text-underline-style="none" fo:font-weight="normal" officeooo:rsid="006f91aa" officeooo:paragraph-rsid="0070a8f2" style:font-size-asian="16pt" style:font-style-asian="normal" style:font-weight-asian="normal" style:font-size-complex="16pt" style:font-style-complex="normal" style:font-weight-complex="normal"/>
    </style:style>
    <style:style style:name="P26" style:family="paragraph" style:parent-style-name="List_20_Paragraph">
      <style:paragraph-properties fo:margin-left="0cm" fo:margin-right="-0.501cm" fo:text-align="start" style:justify-single-word="false" fo:text-indent="0cm" style:auto-text-indent="false"/>
      <style:text-properties fo:color="#000000" style:text-position="0% 100%" fo:font-size="12pt" fo:font-style="normal" style:text-underline-style="none" fo:font-weight="normal" officeooo:rsid="007d892b" officeooo:paragraph-rsid="007d892b" style:font-size-asian="10.5pt" style:font-style-asian="normal" style:font-weight-asian="normal" style:font-size-complex="12pt" style:font-style-complex="normal" style:font-weight-complex="normal"/>
    </style:style>
    <style:style style:name="P27" style:family="paragraph" style:parent-style-name="List_20_Paragraph" style:master-page-name="">
      <loext:graphic-properties draw:fill="none"/>
      <style:paragraph-properties fo:margin-left="0cm" fo:margin-right="0cm" fo:margin-top="0cm" fo:margin-bottom="0.282cm" loext:contextual-spacing="true" fo:text-align="start" style:justify-single-word="false" fo:text-indent="0cm" style:auto-text-indent="false" style:page-number="auto" fo:background-color="transparent"/>
      <style:text-properties fo:color="#000000" style:text-position="0% 100%" fo:font-size="12pt" fo:font-style="normal" style:text-underline-style="none" fo:font-weight="normal" officeooo:rsid="007f0feb" officeooo:paragraph-rsid="007f0feb" style:font-size-asian="10.5pt" style:font-style-asian="normal" style:font-weight-asian="normal" style:font-size-complex="12pt" style:font-style-complex="normal" style:font-weight-complex="normal"/>
    </style:style>
    <style:style style:name="P28" style:family="paragraph" style:parent-style-name="List_20_Paragraph">
      <loext:graphic-properties draw:fill="none"/>
      <style:paragraph-properties fo:margin-left="0cm" fo:margin-right="0cm" fo:margin-top="0cm" fo:margin-bottom="0.282cm" loext:contextual-spacing="true" fo:text-align="start" style:justify-single-word="false" fo:text-indent="0cm" style:auto-text-indent="false" fo:background-color="transparent"/>
      <style:text-properties fo:color="#000000" style:text-position="0% 100%" fo:font-size="12pt" fo:font-style="normal" style:text-underline-style="none" fo:font-weight="normal" officeooo:rsid="007f0feb" officeooo:paragraph-rsid="007f0feb" style:font-size-asian="10.5pt" style:font-style-asian="normal" style:font-weight-asian="normal" style:font-size-complex="12pt" style:font-style-complex="normal" style:font-weight-complex="normal"/>
    </style:style>
    <style:style style:name="P29" style:family="paragraph" style:parent-style-name="List_20_Paragraph">
      <loext:graphic-properties draw:fill="none"/>
      <style:paragraph-properties fo:margin-left="0cm" fo:margin-right="0cm" fo:margin-top="0cm" fo:margin-bottom="0.282cm" loext:contextual-spacing="true" fo:text-align="start" style:justify-single-word="false" fo:text-indent="0cm" style:auto-text-indent="false" fo:background-color="transparent"/>
      <style:text-properties fo:color="#000000" style:text-position="0% 100%" fo:font-size="12pt" fo:font-style="normal" style:text-underline-style="none" fo:font-weight="normal" officeooo:rsid="007fed1d" officeooo:paragraph-rsid="007fed1d" style:font-size-asian="10.5pt" style:font-style-asian="normal" style:font-weight-asian="normal" style:font-size-complex="12pt" style:font-style-complex="normal" style:font-weight-complex="normal"/>
    </style:style>
    <style:style style:name="P30" style:family="paragraph" style:parent-style-name="List_20_Paragraph">
      <loext:graphic-properties draw:fill="none"/>
      <style:paragraph-properties fo:margin-left="0cm" fo:margin-right="0cm" fo:margin-top="0cm" fo:margin-bottom="0.282cm" loext:contextual-spacing="true" fo:text-align="start" style:justify-single-word="false" fo:text-indent="0cm" style:auto-text-indent="false" fo:background-color="transparent"/>
      <style:text-properties fo:color="#000000" style:text-position="0% 100%" fo:font-size="12pt" fo:font-style="normal" style:text-underline-style="none" fo:font-weight="normal" officeooo:rsid="00801c76" officeooo:paragraph-rsid="00801c76" style:font-size-asian="10.5pt" style:font-style-asian="normal" style:font-weight-asian="normal" style:font-size-complex="12pt" style:font-style-complex="normal" style:font-weight-complex="normal"/>
    </style:style>
    <style:style style:name="P31" style:family="paragraph" style:parent-style-name="List_20_Paragraph">
      <loext:graphic-properties draw:fill="none"/>
      <style:paragraph-properties fo:margin-left="0cm" fo:margin-right="0cm" fo:margin-top="0cm" fo:margin-bottom="0.282cm" loext:contextual-spacing="true" fo:text-align="start" style:justify-single-word="false" fo:text-indent="0cm" style:auto-text-indent="false" fo:background-color="transparent"/>
      <style:text-properties fo:color="#000000" style:text-position="0% 100%" fo:font-size="12pt" fo:font-style="normal" style:text-underline-style="none" fo:font-weight="normal" officeooo:rsid="00822dd6" officeooo:paragraph-rsid="00822dd6" style:font-size-asian="10.5pt" style:font-style-asian="normal" style:font-weight-asian="normal" style:font-size-complex="12pt" style:font-style-complex="normal" style:font-weight-complex="normal"/>
    </style:style>
    <style:style style:name="P32" style:family="paragraph" style:parent-style-name="List_20_Paragraph" style:list-style-name="WWNum26">
      <style:paragraph-properties fo:margin-left="0.27cm" fo:margin-right="0.249cm" fo:text-indent="-1.27cm" style:auto-text-indent="false"/>
      <style:text-properties fo:color="#ff0000" officeooo:paragraph-rsid="0076e7f7" style:font-weight-complex="bold"/>
    </style:style>
    <style:style style:name="P33" style:family="paragraph" style:parent-style-name="List_20_Paragraph" style:list-style-name="WWNum26">
      <style:paragraph-properties fo:margin-left="0.27cm" fo:margin-right="-0.501cm" fo:text-indent="-1.27cm" style:auto-text-indent="false"/>
      <style:text-properties fo:color="#ff0000" officeooo:paragraph-rsid="00777f81"/>
    </style:style>
    <style:style style:name="P34" style:family="paragraph" style:parent-style-name="List_20_Paragraph">
      <loext:graphic-properties draw:fill="none"/>
      <style:paragraph-properties fo:margin-left="0cm" fo:margin-right="0cm" fo:margin-top="0cm" fo:margin-bottom="0.282cm" loext:contextual-spacing="true" fo:text-align="start" style:justify-single-word="false" fo:text-indent="0cm" style:auto-text-indent="false" fo:background-color="transparent"/>
      <style:text-properties fo:color="#000000" style:text-position="0% 100%" fo:font-size="12pt" fo:font-style="normal" style:text-underline-style="none" fo:font-weight="normal" officeooo:rsid="00822dd6" officeooo:paragraph-rsid="00822dd6" style:font-size-asian="10.5pt" style:font-style-asian="normal" style:font-weight-asian="normal" style:font-size-complex="12pt" style:font-style-complex="normal" style:font-weight-complex="normal"/>
    </style:style>
    <style:style style:name="P35" style:family="paragraph" style:parent-style-name="List_20_Paragraph">
      <loext:graphic-properties draw:fill="none"/>
      <style:paragraph-properties fo:margin-left="0cm" fo:margin-right="0cm" fo:margin-top="0cm" fo:margin-bottom="0.282cm" loext:contextual-spacing="true" fo:text-align="start" style:justify-single-word="false" fo:text-indent="0cm" style:auto-text-indent="false" fo:background-color="transparent"/>
      <style:text-properties fo:color="#000000" style:text-position="0% 100%" fo:font-size="12pt" fo:font-style="normal" style:text-underline-style="none" fo:font-weight="normal" officeooo:rsid="0085806c" officeooo:paragraph-rsid="0085806c" style:font-size-asian="10.5pt" style:font-style-asian="normal" style:font-weight-asian="normal" style:font-size-complex="12pt" style:font-style-complex="normal" style:font-weight-complex="normal"/>
    </style:style>
    <style:style style:name="P36" style:family="paragraph" style:parent-style-name="List_20_Paragraph">
      <loext:graphic-properties draw:fill="none"/>
      <style:paragraph-properties fo:margin-left="0cm" fo:margin-right="0cm" fo:margin-top="0cm" fo:margin-bottom="0.282cm" loext:contextual-spacing="true" fo:text-align="start" style:justify-single-word="false" fo:text-indent="0cm" style:auto-text-indent="false" fo:background-color="transparent"/>
      <style:text-properties fo:color="#000000" style:text-position="0% 100%" fo:font-size="12pt" fo:font-style="normal" style:text-underline-style="none" fo:font-weight="normal" officeooo:rsid="0085806c" officeooo:paragraph-rsid="00893086" style:font-size-asian="10.5pt" style:font-style-asian="normal" style:font-weight-asian="normal" style:font-size-complex="12pt" style:font-style-complex="normal" style:font-weight-complex="normal"/>
    </style:style>
    <style:style style:name="P37" style:family="paragraph" style:parent-style-name="List_20_Paragraph">
      <loext:graphic-properties draw:fill="none"/>
      <style:paragraph-properties fo:margin-left="0cm" fo:margin-right="0cm" fo:margin-top="0cm" fo:margin-bottom="0.282cm" loext:contextual-spacing="true" fo:text-align="start" style:justify-single-word="false" fo:text-indent="0cm" style:auto-text-indent="false" fo:background-color="transparent"/>
      <style:text-properties fo:color="#000000" style:text-position="0% 100%" fo:font-size="12pt" fo:font-style="normal" style:text-underline-style="none" fo:font-weight="normal" officeooo:rsid="008b1d92" officeooo:paragraph-rsid="008b1d92" style:font-size-asian="10.5pt" style:font-style-asian="normal" style:font-weight-asian="normal" style:font-size-complex="12pt" style:font-style-complex="normal" style:font-weight-complex="normal"/>
    </style:style>
    <style:style style:name="P38" style:family="paragraph" style:parent-style-name="List_20_Paragraph">
      <loext:graphic-properties draw:fill="none"/>
      <style:paragraph-properties fo:margin-left="0cm" fo:margin-right="0cm" fo:margin-top="0cm" fo:margin-bottom="0.282cm" loext:contextual-spacing="true" fo:text-align="start" style:justify-single-word="false" fo:text-indent="0cm" style:auto-text-indent="false" fo:background-color="transparent"/>
      <style:text-properties fo:color="#000000" style:text-position="0% 100%" fo:font-size="12pt" fo:font-style="normal" style:text-underline-style="none" fo:font-weight="normal" officeooo:rsid="008bb418" officeooo:paragraph-rsid="008bb418" style:font-size-asian="10.5pt" style:font-style-asian="normal" style:font-weight-asian="normal" style:font-size-complex="12pt" style:font-style-complex="normal" style:font-weight-complex="normal"/>
    </style:style>
    <style:style style:name="P39" style:family="paragraph" style:parent-style-name="List_20_Paragraph">
      <loext:graphic-properties draw:fill="none"/>
      <style:paragraph-properties fo:margin-left="0cm" fo:margin-right="0cm" fo:margin-top="0cm" fo:margin-bottom="0.282cm" loext:contextual-spacing="true" fo:text-align="start" style:justify-single-word="false" fo:text-indent="0cm" style:auto-text-indent="false" fo:background-color="transparent"/>
      <style:text-properties fo:color="#000000" style:text-position="0% 100%" fo:font-size="12pt" fo:font-style="normal" style:text-underline-style="none" fo:font-weight="normal" officeooo:rsid="008cceba" officeooo:paragraph-rsid="008cceba" style:font-size-asian="10.5pt" style:font-style-asian="normal" style:font-weight-asian="normal" style:font-size-complex="12pt" style:font-style-complex="normal" style:font-weight-complex="normal"/>
    </style:style>
    <style:style style:name="T1" style:family="text">
      <style:text-properties fo:color="#ff0000"/>
    </style:style>
    <style:style style:name="T2" style:family="text">
      <style:text-properties style:text-position="super 58%"/>
    </style:style>
    <style:style style:name="T3" style:family="text">
      <style:text-properties style:font-weight-complex="bold"/>
    </style:style>
    <style:style style:name="T4" style:family="text">
      <style:text-properties officeooo:rsid="00777f81"/>
    </style:style>
    <style:style style:name="T5" style:family="text">
      <style:text-properties officeooo:rsid="0078a2a4"/>
    </style:style>
    <style:style style:name="T6" style:family="text">
      <style:text-properties fo:color="#c9211e"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officeooo:rsid="00801c76"/>
    </style:style>
    <style:style style:name="T8" style:family="text">
      <style:text-properties officeooo:rsid="0088dadf"/>
    </style:style>
    <style:style style:name="T9" style:family="text">
      <style:text-properties officeooo:rsid="008930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5">Leçon 17 : la commande volontaire du muscle</text:p>
      <text:p text:style-name="P1"/>
      <text:p text:style-name="P2"/>
      <text:p text:style-name="P2"/>
      <text:p text:style-name="P2"/>
      <text:p text:style-name="P2"><text:span text:style-name="T6">Constat :</text:span> Si l’étude du réflexe myotatique nous a permis de comprendre comment été contrôlé involontairement nos muscles, on ces que ces même muscle peuvent aussi étre contrôle volontairement par le cerveau or en 1<text:span text:style-name="T2">er</text:span> enseignement scientifique nous avons vue que certaine aires cérébrale été dédier a l’audicions <text:s/>par analogie ont peut donc pensé qu’il existe des aires cérébrales spécialisé dans la motricité volontairement</text:p>
      <text:p text:style-name="P2"/>
      <text:p text:style-name="P2"/>
      <text:p text:style-name="P2"><text:span text:style-name="T6">Pb :</text:span> On vas cherchez a vérifier que le cerveau présente des aires motrices contrôlant les mouvement volontaires </text:p>
      <text:p text:style-name="P2"/>
      <text:p text:style-name="P2"/>
      <text:p text:style-name="P2"><text:span text:style-name="T6">Stratégie :</text:span> étudier des images cérébrales lors de diverse activité motrices</text:p>
      <text:p text:style-name="P2"/>
      <text:p text:style-name="P3">Doc 1 </text:p>
      <text:p text:style-name="P3"/>
      <text:p text:style-name="P3">homoncules</text:p>
      <text:p text:style-name="P3"/>
      <text:p text:style-name="P3"/>
      <text:list xml:id="list700741093" text:style-name="WWNum26">
        <text:list-item>
          <text:p text:style-name="P32">Les aires motrices cérébrales :</text:p>
        </text:list-item>
      </text:list>
      <text:p text:style-name="P8"/>
      <text:p text:style-name="P24">L’exploration du cortex cérébral réalisée grâce à des techniques d’imagerie médicale (IRM fonctionnels), permet de visualiser des variations d’activité de certaines zones lorsque le sujet effectue une tâche précise. <text:span text:style-name="T3">Des aires du cortex cérébral sont toujours associées à l’exécution des mouvements volontaires. Elles sont situées dans la partie postérieure du lobe frontal.</text:span></text:p>
      <text:p text:style-name="P21">Ainsi, dans chaque hémisphère cérébral, une aire motrice primaire en collaboration avec l’aire prémotrice et l’aire motrice supplémentaire, interviennent dans la commande des mouvements de zones précises du corps situées du côté opposé à cet hémisphère : on parle de commande controlatérale.</text:p>
      <text:p text:style-name="P21">L’aire motrice primaire commande directement les mouvements alors que l’aire prémotrice et l’aire motrice supplémentaire interviennent dans la planification et la coordination des mouvements.</text:p>
      <text:p text:style-name="P21">L’importance des différents territoires des aires motrices primaires est en relation avec la capacité de mouvements de la partie du corps concernée. Ainsi, par exemple, les territoires dédiés aux mouvements des mains ou du visage sont très étendus contrairement à ceux dédiés aux mouvements du dos ou des pieds. C’est ainsi qu’une cartographie du cortex moteur appelée homonculus moteur a été réalisée.</text:p>
      <text:p text:style-name="P21">Si ces généralités sont valables pour tous les individus, il existe pourtant des variations individuelles comme par exemple la surface du cortex dédiée à telle ou telle partie du corps ou l’intensité de l’activité cérébrale pour la réalisation de la même tâche.</text:p>
      <text:p text:style-name="P22"><text:soft-page-break/>CONCLUSION : Le cerveau présente bien des aires motrices responsables des mouvements volontaires.</text:p>
      <text:p text:style-name="P3"/>
      <text:p text:style-name="P3"/>
      <text:p text:style-name="P3">Constat : Puisque le cerveau commande volontairement les muscles une communication entr eux est naissaicaire <text:s/></text:p>
      <text:p text:style-name="P3"/>
      <text:p text:style-name="P3">PB : OV<text:span text:style-name="T5">AC</text:span> comment se fait la communication entre le cerveau et les muscles</text:p>
      <text:p text:style-name="P3"/>
      <text:p text:style-name="P3"/>
      <text:p text:style-name="P3">Hypothése :</text:p>
      <text:p text:style-name="P3">-soit la communication est direct et passe par des motoneurone cérébraux qui relie le cerveau au différent muscle </text:p>
      <text:p text:style-name="P3">- soit elle est indirecte et elle passe par les motoneurone médullaire</text:p>
      <text:p text:style-name="P3"/>
      <text:p text:style-name="P3">Stratégie :</text:p>
      <text:p text:style-name="P3">-étude de cas médicaux et/ou d’expérience de section du systéme nerveux a différent niveau </text:p>
      <text:p text:style-name="P3"/>
      <text:p text:style-name="P4">Doc 2 </text:p>
      <text:p text:style-name="P4">avc 1<text:span text:style-name="T2">er</text:span> cause de mort en concurence avec le cancer</text:p>
      <text:p text:style-name="P4"/>
      <text:p text:style-name="P4">hémiplégie= paralysie totale d’un coté du muscle </text:p>
      <text:p text:style-name="P5">tétraplégique= paralyser en dessous de la légion</text:p>
      <text:p text:style-name="P6">Paraplégie=paralyser de la partie inférieure</text:p>
      <text:p text:style-name="P6"/>
      <text:p text:style-name="P6">doc 3 </text:p>
      <text:p text:style-name="P7">axone change de coté soit dans le bulbe soit dans la moelle épiniére</text:p>
      <text:p text:style-name="P7"/>
      <text:p text:style-name="P7"/>
      <text:p text:style-name="P7"/>
      <text:list xml:id="list93036577067152" text:continue-numbering="true" text:style-name="WWNum26">
        <text:list-item>
          <text:p text:style-name="P33">La communication entre le cortex moteur cérébral et les muscles :</text:p>
        </text:list-item>
      </text:list>
      <text:p text:style-name="P18"/>
      <text:p text:style-name="P23">Les messages nerveux moteurs qui naissent au niveau des aires motrices primaires cheminent par des fibres nerveuses qui descendent dans la moelle épinière jusqu’aux motoneurones médullaires, soit au niveau des cornes ventrales. L’ensemble de ces fibres constitue le faisceau pyramidal. Ces fibres nerveuses ne sont autres que des axones géants de neurones dits pyramidaux dont le corps cellulaire est situé au niveau du cortex moteur cérébral. On parle aussi de motoneurones cérébraux. Ces voies motrices bifurquent et changent de côté soit au niveau du bulbe rachidien soit au niveau de la moelle épinière elle-même. On parle de décussation. C’est pourquoi l’aire motrice droite commande les mouvements volontaires à gauche du corps et inversement. Les neurones pyramidaux communiquent avec les motoneurones médullaires via une synapse neuro-neuronique dont le neurotransmetteur est le glutamate. Ainsi, dans la majorité des cas, la commande volontaire des muscles peut être considérée comme monosynaptique si on ne tient pas compte du rôle des neurones constitutifs des autres aires motrices que l’aire primaire.</text:p>
      <text:p text:style-name="P20"><text:soft-page-break/></text:p>
      <text:p text:style-name="P23">Des lésions à différents niveaux du système nerveux chargés de commander volontairement les muscles sont à l’origine de troubles plus ou moins importants de la motricité (tétraplégie, paraplégie, hémiplégie etc). Un cas fréquent est l’AVC = accident vasculaire cérébral (140 000 cas par an, 2ème cause de mortalité). Il s’agit de l’obstruction (AVC ischémique) ou de la rupture (AVC hémorragique) d’un vaisseau sanguin cérébral majoritairement artériel. Dans ce dernier cas, il n’est pas rare que l’AVC soit dû à la rupture d’une malformation artérielle appelée anévrisme. Il en résulte la mort des neurones nourris par l’artère qui s’est obstruée ou qui s’est rompue.</text:p>
      <text:p text:style-name="P18"/>
      <text:p text:style-name="P19">CONCLUSION : La communication entre le cerveau et les muscles est indirecte puisqu’elle passe par les neurones pyramidaux cérébraux et les motoneurones de la moelle épinière.</text:p>
      <text:p text:style-name="P19"/>
      <text:p text:style-name="P19"/>
      <text:p text:style-name="P19"/>
      <text:p text:style-name="P9"><text:span text:style-name="T1"><text:tab/><text:tab/><text:tab/><text:tab/><text:tab/></text:span>→<text:span text:style-name="T4">ischémique</text:span></text:p>
      <text:p text:style-name="P10">2 type d’AVC </text:p>
      <text:p text:style-name="P10"><text:tab/><text:tab/><text:tab/><text:tab/><text:tab/>→hémorragique</text:p>
      <text:p text:style-name="P10"/>
      <text:p text:style-name="P11">malformation des vaisseau sanguin= anévrisme</text:p>
      <text:p text:style-name="P11"/>
      <text:p text:style-name="P11"/>
      <text:p text:style-name="P12">Constat : Les motoneurones reçoivent ainsi des message nerveux divers qui proviennent soit des fuseaux neuromusculaire soit du cerveau</text:p>
      <text:p text:style-name="P12"/>
      <text:p text:style-name="P12"/>
      <text:p text:style-name="P12">PB : OVAC comment le motoneurone gère les différent message afférent pour crée un message efférent approprié <text:s/></text:p>
      <text:p text:style-name="P12"/>
      <text:p text:style-name="P12">Stratégie : enregistré et visualisé le message crée par un motoneurone dans différente condition de stimulation </text:p>
      <text:p text:style-name="P12"/>
      <text:p text:style-name="P12"/>
      <text:p text:style-name="P13">Doc 5 </text:p>
      <text:p text:style-name="P13"/>
      <text:p text:style-name="P13"/>
      <text:p text:style-name="P14">Doc 6 </text:p>
      <text:p text:style-name="P14"/>
      <text:p text:style-name="P15">Doc7</text:p>
      <text:p text:style-name="P15"/>
      <text:p text:style-name="P15"/>
      <text:p text:style-name="P15">sommation spatiale = aditioner le messsage des 3 neurone ( Doc 7) quand illl arrive en même temps</text:p>
      <text:p text:style-name="P15"/>
      <text:p text:style-name="P15">sommation temporel = neurone attend de voir si la fréquence est suffisante par rapport au temps </text:p>
      <text:p text:style-name="P15"/>
      <text:p text:style-name="P16"><text:soft-page-break/>2 sommation en même temps</text:p>
      <text:p text:style-name="P16"/>
      <text:p text:style-name="P26"/>
      <text:p text:style-name="P17"/>
      <text:p text:style-name="P17"/>
      <text:p text:style-name="P27">Doc 8 </text:p>
      <text:p text:style-name="P28"/>
      <text:p text:style-name="P28"/>
      <text:p text:style-name="P29">inhibiteur plus puissant que exitateur</text:p>
      <text:p text:style-name="P29"/>
      <text:p text:style-name="P29">légère dépolarisation = PPSE → PA si on dépasse le seuil</text:p>
      <text:p text:style-name="P29">hyperpolarisation<text:tab/><text:tab/><text:tab/>PPSI /=→ PA</text:p>
      <text:p text:style-name="P29"/>
      <text:p text:style-name="P29">Gabba se fixe sur des récepteur qui son des canaux a CL- </text:p>
      <text:p text:style-name="P29"/>
      <text:p text:style-name="P29"/>
      <text:p text:style-name="P29"><text:s text:c="2"/>Mettre III/</text:p>
      <text:p text:style-name="P29"/>
      <text:p text:style-name="P29"/>
      <text:p text:style-name="P29"/>
      <text:p text:style-name="P29"/>
      <text:p text:style-name="P29">Constat : <text:span text:style-name="T7">Nous avons déjà vue que certaine lésion du système nerveux comme les conséquence d’un AVC, Les rupture de moelle épinuiére ou la compréssion voir section de nerf avais des conséquence importante pour les individue touché. Il existe aussi un groupe de maladie qui touche plus d’un million de personne en France est dont la fréquence ne cesse d’augmenter surtout a cause de la vieillissement de la population ce sont les maladie neurodégénérative (MND), quand ces maladie chronique atteiggne le systéme nerveux central mais aussi périphérique pour certaine, les plus courrante sont : </text:span></text:p>
      <text:p text:style-name="P29">- <text:span text:style-name="T7">la maladie d’Alzheimer</text:span></text:p>
      <text:p text:style-name="P29">- <text:span text:style-name="T7">la maladie de Parckisson</text:span></text:p>
      <text:p text:style-name="P29">- <text:span text:style-name="T7">la sclérose en plaque</text:span></text:p>
      <text:p text:style-name="P29">- <text:span text:style-name="T7">la SLA ( sclérose latéral amyotrophique)</text:span></text:p>
      <text:p text:style-name="P29"/>
      <text:p text:style-name="P29"/>
      <text:p text:style-name="P30">PB:On vas cherchez a comprendre quels sont les cause et conséquence des principal MND</text:p>
      <text:p text:style-name="P30"/>
      <text:p text:style-name="P30">Strat : étudier le systéme nerveux périphérique est centrale a différente échelle et évaluer leur symptôme </text:p>
      <text:p text:style-name="P30"/>
      <text:p text:style-name="P30"/>
      <text:p text:style-name="P31">Doc 12</text:p>
      <text:p text:style-name="P31"/>
      <text:p text:style-name="P31"/>
      <text:p text:style-name="P31"/>
      <text:p text:style-name="P31"/>
      <text:p text:style-name="P35"><text:soft-page-break/>maladie d’Alzheimer=&gt; neurone meurt car produit des protéines qui le bloque or un neurone dysfonctionnel meurt</text:p>
      <text:p text:style-name="P35"/>
      <text:p text:style-name="P35">Maladie de Parkinson = destruction de neurone <text:s/>détruit aussi les neurones</text:p>
      <text:p text:style-name="P35"/>
      <text:p text:style-name="P35"/>
      <text:p text:style-name="P35">SLA= des motoneurone qui meurt </text:p>
      <text:p text:style-name="P35"><text:s/></text:p>
      <text:p text:style-name="P35"/>
      <text:p text:style-name="P36">maladie auto-immune= une part de génétique <text:span text:style-name="T8">et d’autre par des virus passée</text:span></text:p>
      <text:p text:style-name="P36"/>
      <text:p text:style-name="P36"/>
      <text:p text:style-name="P36"><text:span text:style-name="T9">mettre IV</text:span></text:p>
      <text:p text:style-name="P36"/>
      <text:p text:style-name="P36"/>
      <text:p text:style-name="P36"><text:span text:style-name="T9">Constat : Il existe en médecine des cas spectaculaire ou des enfants ce sont vue retiré la moitié du cerveau (hélisphéretomie), ces dernier ont retrouvé assez rapidement une motricité quasie normale de la partie du corps qui selon les régle de la décussation aurait du être paralysé, cette récupération casie imprétionnante est lier a la plasticité cérébrale qui ce définit comme l’ensemble des processus permettent au cerveau de ce modifier tous au long de la vie. Si la plasticité cérébrale est évidente dans les cas d’hémisphérecyomie elle est aussi a l’oeuvre pour chacun d’entre nous</text:span></text:p>
      <text:p text:style-name="P36"/>
      <text:p text:style-name="P36"/>
      <text:p text:style-name="P37">PB : OVCM en evidence la plasticité cérébrale ordinaire</text:p>
      <text:p text:style-name="P37"/>
      <text:p text:style-name="P37"/>
      <text:p text:style-name="P37">Stratégie ; comparé des image cérébrale s’individue différent, d’individus ayant subit des traumatisme cérébraux et des sain, d’individu réalisant certain geste que ne font pas ou pau d’autre individue, etc</text:p>
      <text:p text:style-name="P37"/>
      <text:p text:style-name="P37"/>
      <text:p text:style-name="P37">Doc 18 </text:p>
      <text:p text:style-name="P37"/>
      <text:p text:style-name="P37"/>
      <text:p text:style-name="P37">DOC 19</text:p>
      <text:p text:style-name="P37"/>
      <text:p text:style-name="P38">Doc 20 </text:p>
      <text:p text:style-name="P38">apprend a bougé la main gauche avec <text:s/>l’hetmisphére gauche </text:p>
      <text:p text:style-name="P38"/>
      <text:p text:style-name="P38">neurone peut crée de nouvelle connexion et changer de coté</text:p>
      <text:p text:style-name="P38"><text:s/></text:p>
      <text:p text:style-name="P38">plasticité utilise la mort des neurones (apoptose= suicide cellulaire)</text:p>
      <text:p text:style-name="P38"/>
      <text:p text:style-name="P38"/>
      <text:p text:style-name="P39"><text:soft-page-break/>mettre V/</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adugi" svg:font-family="Gadugi"/>
    <style:font-face style:name="Lucida Sans1" svg:font-family="'Lucida Sans'" style:font-family-generic="swiss"/>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adugi" fo:font-family="Gadugi"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Gadugi" fo:font-family="Gadugi"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adugi" fo:font-family="Gadugi"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dugi" fo:font-family="Gadugi"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I">
        <style:list-level-properties text:list-level-position-and-space-mode="label-alignment">
          <style:list-level-label-alignment text:label-followed-by="listtab" fo:text-indent="-1.27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style:list-level-label-alignment text:label-followed-by="listtab" fo:text-indent="-1.27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903cm"/>
        </style:list-level-properties>
        <style:text-properties fo:font-family="Symbol" style:font-style-name="Normal" style:font-family-generic="roman" style:font-pitch="variable" style:font-charset="x-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3.173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3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3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983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3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3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79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style:list-level-label-alignment text:label-followed-by="listtab" fo:text-indent="-1.27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1.244cm" fo:margin-left="2.49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1-23T11:30:55.695000000</meta:creation-date>
    <dc:date>2023-01-13T09:30:35.175000000</dc:date>
    <meta:editing-duration>PT8H34M55S</meta:editing-duration>
    <meta:editing-cycles>97</meta:editing-cycles>
    <meta:generator>LibreOffice/6.3.5.2$Windows_X86_64 LibreOffice_project/dd0751754f11728f69b42ee2af66670068624673</meta:generator>
    <meta:document-statistic meta:table-count="0" meta:image-count="0" meta:object-count="0" meta:page-count="6" meta:paragraph-count="75" meta:word-count="1279" meta:character-count="8243" meta:non-whitespace-character-count="6996"/>
  </office:meta>
</office:document-meta>
</file>